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Helvetica Neue'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27010" loext:opacity="100%" style:font-name="Roboto" fo:font-size="10.5pt" fo:letter-spacing="normal" fo:font-style="normal" fo:font-weight="normal" officeooo:paragraph-rsid="0015da6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27010" loext:opacity="100%" style:font-name="Roboto" fo:font-size="10.5pt" fo:letter-spacing="normal" fo:font-style="normal" fo:font-weight="normal" officeooo:rsid="0025ce21" officeooo:paragraph-rsid="00272d9b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c27010" loext:opacity="100%" style:font-name="Roboto" fo:font-size="10.5pt" fo:letter-spacing="normal" fo:font-style="normal" style:text-underline-style="none" fo:font-weight="normal" officeooo:rsid="00331def" officeooo:paragraph-rsid="0015da6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ff8000" loext:opacity="100%" fo:font-size="12pt" style:text-underline-style="none" fo:font-weight="bold" officeooo:rsid="00331def" officeooo:paragraph-rsid="0015da6e" style:font-size-asian="10.5pt" style:font-weight-asian="bold" style:font-size-complex="12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12pt"/>
    </style:style>
    <style:style style:name="P6" style:family="paragraph">
      <loext:graphic-properties draw:fill-color="#f7d1d5"/>
      <style:paragraph-properties fo:text-align="center"/>
      <style:text-properties fo:font-size="12pt"/>
    </style:style>
    <style:style style:name="P7" style:family="paragraph">
      <loext:graphic-properties draw:fill-color="#ffaa95"/>
      <style:paragraph-properties fo:text-align="center"/>
      <style:text-properties fo:font-size="12pt"/>
    </style:style>
    <style:style style:name="P8" style:family="paragraph">
      <loext:graphic-properties draw:fill-color="#ff8000"/>
      <style:paragraph-properties fo:text-align="center"/>
      <style:text-properties fo:font-size="12pt"/>
    </style:style>
    <style:style style:name="P9" style:family="paragraph">
      <style:paragraph-properties fo:text-align="center" style:writing-mode="lr-tb"/>
      <style:text-properties fo:font-size="12pt"/>
    </style:style>
    <style:style style:name="P10" style:family="paragraph">
      <loext:graphic-properties draw:fill-color="#ffaa95"/>
      <style:paragraph-properties fo:text-align="center" style:writing-mode="lr-tb"/>
      <style:text-properties fo:font-size="12pt"/>
    </style:style>
    <style:style style:name="P11" style:family="paragraph">
      <loext:graphic-properties draw:fill-color="#ffaa95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7d1d5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-color="#ff8000"/>
      <style:paragraph-properties fo:text-align="center"/>
    </style:style>
    <style:style style:name="P16" style:family="paragraph">
      <loext:graphic-properties draw:fill-color="#ffaa95"/>
      <style:paragraph-properties fo:text-align="center" style:writing-mode="lr-tb"/>
    </style:style>
    <style:style style:name="P17" style:family="paragraph">
      <loext:graphic-properties draw:fill="gradient" draw:fill-color="#ffffff" draw:fill-gradient-name="Sunshine"/>
      <style:paragraph-properties style:writing-mode="lr-tb"/>
    </style:style>
    <style:style style:name="P18" style:family="paragraph">
      <loext:graphic-properties draw:fill="gradient" draw:fill-color="#ffffff" draw:fill-gradient-name="Mahogany"/>
      <style:paragraph-properties style:writing-mode="lr-tb"/>
    </style:style>
    <style:style style:name="T1" style:family="text">
      <style:text-properties officeooo:rsid="0015da6e"/>
    </style:style>
    <style:style style:name="T2" style:family="text">
      <style:text-properties fo:font-variant="normal" fo:text-transform="none" style:font-name="Roboto" fo:font-size="10.5pt" fo:letter-spacing="normal" fo:font-style="normal" fo:font-weight="normal"/>
    </style:style>
    <style:style style:name="T3" style:family="text">
      <style:text-properties fo:font-size="12pt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color="#000000" draw:fill="none" draw:fill-color="#ffffff" fo:min-height="0.489cm" style:run-through="foreground"/>
      <style:paragraph-properties style:writing-mode="lr-tb"/>
    </style:style>
    <style:style style:name="gr4" style:family="graphic">
      <style:graphic-properties svg:stroke-width="0.199cm" svg:stroke-color="#ffa6a6" draw:marker-start-width="0.651cm" draw:marker-end-width="0.651cm" draw:fill-color="#f7d1d5" draw:textarea-horizontal-align="center" draw:textarea-vertical-align="middle" fo:padding-top="0.099cm" fo:padding-bottom="0.099cm" fo:padding-left="0.099cm" fo:padding-right="0.099cm" style:run-through="foreground"/>
    </style:style>
    <style:style style:name="gr5" style:family="graphic">
      <style:graphic-properties svg:stroke-color="#ffaa95" draw:fill-color="#ffaa95" draw:textarea-horizontal-align="justify" draw:textarea-vertical-align="middle" draw:auto-grow-height="false" fo:min-height="0.808cm" fo:min-width="0.81cm" style:run-through="foreground"/>
    </style:style>
    <style:style style:name="gr6" style:family="graphic">
      <style:graphic-properties draw:stroke="none" svg:stroke-color="#000000" draw:fill="none" draw:fill-color="#ffffff" fo:min-height="0.49cm" style:run-through="foreground"/>
      <style:paragraph-properties style:writing-mode="lr-tb"/>
    </style:style>
    <style:style style:name="gr7" style:family="graphic">
      <style:graphic-properties svg:stroke-color="#ff8000" draw:fill-color="#ff8000" draw:textarea-horizontal-align="justify" draw:textarea-vertical-align="middle" draw:auto-grow-height="false" fo:min-height="0.81cm" fo:min-width="0.808cm" style:run-through="foreground"/>
    </style:style>
    <style:style style:name="gr8" style:family="graphic">
      <style:graphic-properties draw:stroke="none" svg:stroke-color="#000000" draw:fill="none" draw:fill-color="#ffffff" fo:min-height="0.529cm" style:run-through="foreground"/>
      <style:paragraph-properties style:writing-mode="lr-tb"/>
    </style:style>
    <style:style style:name="gr9" style:family="graphic">
      <style:graphic-properties svg:stroke-color="#ffaa95" draw:fill-color="#ffaa95" draw:textarea-horizontal-align="justify" draw:textarea-vertical-align="middle" draw:auto-grow-height="false" fo:min-height="0.808cm" fo:min-width="0.808cm" style:run-through="foreground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494cm" style:run-through="foreground"/>
      <style:paragraph-properties style:writing-mode="lr-tb"/>
    </style:style>
    <style:style style:name="gr11" style:family="graphic">
      <style:graphic-properties svg:stroke-color="#ffaa95" draw:fill-color="#ffaa95" draw:textarea-horizontal-align="justify" draw:textarea-vertical-align="middle" draw:auto-grow-height="false" fo:min-height="0.808cm" fo:min-width="0.808cm" style:run-through="foreground"/>
    </style:style>
    <style:style style:name="gr12" style:family="graphic">
      <style:graphic-properties draw:stroke="none" svg:stroke-color="#000000" draw:fill="none" draw:fill-color="#ffffff" fo:min-height="0.556cm" style:run-through="foreground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513cm" style:run-through="foreground"/>
      <style:paragraph-properties style:writing-mode="lr-tb"/>
    </style:style>
    <style:style style:name="gr14" style:family="graphic">
      <style:graphic-properties svg:stroke-color="#ffaa95" draw:fill-color="#ffaa95" draw:textarea-horizontal-align="justify" draw:textarea-vertical-align="middle" draw:auto-grow-height="false" fo:min-height="0.81cm" fo:min-width="0.81cm" style:run-through="foreground"/>
    </style:style>
    <style:style style:name="gr15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0.554cm" style:run-through="foreground"/>
      <style:paragraph-properties style:writing-mode="lr-tb"/>
    </style:style>
    <style:style style:name="gr17" style:family="graphic">
      <style:graphic-properties svg:stroke-color="#ff8000" draw:fill-color="#ff8000" draw:textarea-horizontal-align="justify" draw:textarea-vertical-align="middle" draw:auto-grow-height="false" fo:min-height="0.81cm" fo:min-width="0.81cm" style:run-through="foreground"/>
    </style:style>
    <style:style style:name="gr18" style:family="graphic">
      <style:graphic-properties svg:stroke-color="#ffaa95" draw:fill-color="#ffaa95" draw:textarea-horizontal-align="justify" draw:textarea-vertical-align="middle" draw:auto-grow-height="false" fo:min-height="0.81cm" fo:min-width="0.81cm" style:run-through="foreground"/>
      <style:paragraph-properties style:writing-mode="lr-tb"/>
    </style:style>
    <style:style style:name="gr19" style:family="graphic">
      <style:graphic-properties draw:stroke="none" svg:stroke-color="#ff8000" draw:fill="gradient" draw:fill-color="#ffffff" draw:fill-gradient-name="Sunshine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ff8000" draw:fill="gradient" draw:fill-color="#ffffff" draw:fill-gradient-name="Sunshine" fo:min-height="0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ff8000" draw:fill="gradient" draw:fill-color="#ffffff" draw:fill-gradient-name="Mahogany" fo:min-height="0.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0.492cm" style:run-through="fore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senvolvimento <text:span text:style-name="T1">20</text:span></text:p>
      <text:p text:style-name="Standard"><text:span text:style-name="T1">Autor</text:span>: Alex Barros</text:p>
      <text:p text:style-name="Standard">Data: 09/01/2023</text:p>
      <text:p text:style-name="Standard"/>
      <text:p text:style-name="P4"><text:span text:style-name="Strong_20_Emphasis"><text:span text:style-name="T2">Instruções do projeto</text:span></text:span> </text:p>
      <text:p text:style-name="P3">Crie uma árvore para cada lista abaixo, adicione um valor nela e remova outro, mas, em pelo menos uma das árvores, a remoção deve ser de um nó com dois filhos.</text:p>
      <text:p text:style-name="P1">Lista1 = 45,20,30,60,81,97,100,7,8,4</text:p>
      <text:p text:style-name="P1">Lista2 = 15,6,18,3,7,16,20,4</text:p>
      <text:p text:style-name="P1"><draw:frame text:anchor-type="paragraph" draw:z-index="1" draw:name="Quadro de texto 1" draw:style-name="gr21" draw:text-style-name="P18" svg:width="1.135cm" svg:height="0.491cm" svg:x="3.367cm" svg:y="0.277cm"><draw:text-box><text:p>Lista1</text:p></draw:text-box></draw:frame><draw:g text:anchor-type="char" draw:z-index="4" draw:name="DrawObject2" draw:style-name="gr1"><draw:g draw:name="DrawObject2" draw:style-name="gr2"><draw:g draw:name="DrawObject 80" draw:style-name="gr2"><draw:custom-shape draw:name="Forma 13" draw:style-name="gr14" draw:text-style-name="P11" svg:width="1.142cm" svg:height="1.142cm" svg:x="16.961cm" svg:y="5.51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name="DrawObject 81" draw:style-name="gr2"><draw:line draw:name="Linha 11" draw:style-name="gr4" draw:text-style-name="P6" svg:x1="17.297cm" svg:y1="5.678cm" svg:x2="16.847cm" svg:y2="5.038cm"><text:p/></draw:line><draw:g draw:name="DrawObject 82" draw:style-name="gr2"><draw:g draw:name="DrawObject 83" draw:style-name="gr2"><draw:line draw:name="Linha 12" draw:style-name="gr4" draw:text-style-name="P6" svg:x1="16.348cm" svg:y1="4.23cm" svg:x2="15.865cm" svg:y2="3.549cm"><text:p/></draw:line><draw:g draw:name="DrawObject 84" draw:style-name="gr2"><draw:custom-shape draw:name="Forma 14" draw:style-name="gr14" draw:text-style-name="P11" svg:width="1.142cm" svg:height="1.142cm" svg:x="15.961cm" svg:y="4.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Quadro de texto 11" draw:style-name="gr3" draw:text-style-name="P5" svg:width="0.481cm" svg:height="0.489cm" svg:x="16.349cm" svg:y="4.477cm"><draw:text-box><text:p><text:span text:style-name="T3">97</text:span></text:p></draw:text-box></draw:frame></draw:g></draw:g><draw:g draw:name="DrawObject 85" draw:style-name="gr2"><draw:g draw:name="DrawObject 86" draw:style-name="gr2"><draw:g draw:name="DrawObject 87" draw:style-name="gr2"><draw:g draw:name="DrawObject 88" draw:style-name="gr2"><draw:g draw:name="DrawObject 89" draw:style-name="gr2"><draw:g draw:name="DrawObject 90" draw:style-name="gr2"><draw:g draw:name="DrawObject 91" draw:style-name="gr2"><draw:g draw:name="DrawObject 92" draw:style-name="gr2"><draw:custom-shape draw:name="Forma 15" draw:style-name="gr14" draw:text-style-name="P11" svg:width="1.142cm" svg:height="1.142cm" svg:x="8.722cm" svg:y="4.1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name="DrawObject 93" draw:style-name="gr2"><draw:custom-shape draw:name="Forma 16" draw:style-name="gr14" draw:text-style-name="P11" svg:width="1.142cm" svg:height="1.142cm" svg:x="12.105cm" svg:y="2.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name="DrawObject 94" draw:style-name="gr2"><draw:g draw:name="DrawObject 95" draw:style-name="gr2"><draw:g draw:name="DrawObject 96" draw:style-name="gr2"><draw:g draw:name="DrawObject 97" draw:style-name="gr2"><draw:g draw:name="DrawObject 98" draw:style-name="gr2"><draw:g draw:name="DrawObject 99" draw:style-name="gr2"><draw:line draw:name="Linha 13" draw:style-name="gr4" draw:text-style-name="P13" svg:x1="14.289cm" svg:y1="1.516cm" svg:x2="13.73cm" svg:y2="0.929cm"><text:p/></draw:line><draw:g draw:name="DrawObject 100" draw:style-name="gr2"><draw:line draw:name="Linha 14" draw:style-name="gr4" draw:text-style-name="P13" svg:x1="12.913cm" svg:y1="0.914cm" svg:x2="12.079cm" svg:y2="1.561cm"><text:p/></draw:line><draw:custom-shape draw:name="Forma 18" draw:style-name="gr17" draw:text-style-name="P15" svg:width="1.142cm" svg:height="1.142cm" svg:x="12.747cm" svg:y="0.13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Quadro de texto 12" draw:style-name="gr8" draw:text-style-name="P5" svg:width="0.62cm" svg:height="0.53cm" svg:x="13.111cm" svg:y="0.399cm"><draw:text-box><text:p><text:span text:style-name="T3">45</text:span></text:p></draw:text-box></draw:frame></draw:g><draw:g draw:name="DrawObject 101" draw:style-name="gr2"><draw:custom-shape draw:name="Forma 19" draw:style-name="gr14" draw:text-style-name="P11" svg:width="1.142cm" svg:height="1.142cm" svg:x="11.131cm" svg:y="1.3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Linha 15" draw:style-name="gr4" draw:text-style-name="P13" svg:x1="12.474cm" svg:y1="2.905cm" svg:x2="12.105cm" svg:y2="2.314cm"><text:p/></draw:line><draw:line draw:name="Linha 16" draw:style-name="gr4" draw:text-style-name="P13" svg:x1="10.755cm" svg:y1="2.921cm" svg:x2="11.298cm" svg:y2="2.314cm"><text:p/></draw:line></draw:g></draw:g><draw:g draw:name="DrawObject 102" draw:style-name="gr2"><draw:custom-shape draw:name="Forma 20" draw:style-name="gr14" draw:text-style-name="P11" svg:width="1.142cm" svg:height="1.142cm" svg:x="9.809cm" svg:y="2.7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Linha 18" draw:style-name="gr4" draw:text-style-name="P13" svg:x1="11.19cm" svg:y1="4.452cm" svg:x2="10.675cm" svg:y2="3.745cm"><text:p/></draw:line><draw:line draw:name="Linha 19" draw:style-name="gr4" draw:text-style-name="P6" svg:x1="9.545cm" svg:y1="4.306cm" svg:x2="10.053cm" svg:y2="3.745cm"><text:p/></draw:line></draw:g></draw:g><draw:custom-shape draw:name="Forma 21" draw:style-name="gr14" draw:text-style-name="P11" svg:width="1.142cm" svg:height="1.142cm" svg:x="14.014cm" svg:y="1.32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name="Quadro de texto 13" draw:style-name="gr3" draw:text-style-name="P14" svg:width="0.493cm" svg:height="0.489cm" svg:x="14.345cm" svg:y="1.642cm"><draw:text-box><text:p>60</text:p></draw:text-box></draw:frame></draw:g><draw:custom-shape draw:name="Forma 42" draw:style-name="gr14" draw:text-style-name="P11" svg:width="1.142cm" svg:height="1.142cm" svg:x="10.84cm" svg:y="4.3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line draw:name="Linha 38" draw:style-name="gr4" draw:text-style-name="P6" svg:x1="15.346cm" svg:y1="2.855cm" svg:x2="14.986cm" svg:y2="2.301cm"><text:p/></draw:line></draw:g><draw:frame draw:name="Quadro de texto 14" draw:style-name="gr3" draw:text-style-name="P14" svg:width="0.454cm" svg:height="0.489cm" svg:x="11.511cm" svg:y="1.662cm"><draw:text-box><text:p>20</text:p></draw:text-box></draw:frame></draw:g><draw:frame draw:name="Quadro de texto 15" draw:style-name="gr3" draw:text-style-name="P5" svg:width="0.267cm" svg:height="0.489cm" svg:x="10.265cm" svg:y="3.175cm"><draw:text-box><text:p><text:span text:style-name="T3">7</text:span></text:p></draw:text-box></draw:frame></draw:g><draw:frame draw:name="Quadro de texto 16" draw:style-name="gr3" draw:text-style-name="P14" svg:width="0.23cm" svg:height="0.489cm" svg:x="11.341cm" svg:y="4.628cm"><draw:text-box><text:p>8</text:p></draw:text-box></draw:frame></draw:g><draw:frame draw:name="Quadro de texto 17" draw:style-name="gr22" draw:text-style-name="P5" svg:width="0.228cm" svg:height="0.493cm" svg:x="9.168cm" svg:y="4.463cm"><draw:text-box><text:p><text:span text:style-name="T3">4</text:span></text:p></draw:text-box></draw:frame></draw:g><draw:g draw:name="DrawObject 103" draw:style-name="gr2"><draw:custom-shape draw:name="Forma 43" draw:style-name="gr14" draw:text-style-name="P11" svg:width="1.142cm" svg:height="1.142cm" svg:x="14.987cm" svg:y="2.6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Quadro de texto 18" draw:style-name="gr16" draw:text-style-name="P14" svg:width="0.463cm" svg:height="0.555cm" svg:x="15.34cm" svg:y="2.956cm"><draw:text-box><text:p>81</text:p></draw:text-box></draw:frame></draw:g></draw:g><draw:frame draw:name="Quadro de texto 38" draw:style-name="gr3" draw:text-style-name="P5" svg:width="0.426cm" svg:height="0.489cm" svg:x="12.509cm" svg:y="3.092cm"><draw:text-box><text:p><text:span text:style-name="T3">30</text:span></text:p></draw:text-box></draw:frame></draw:g></draw:g></draw:g></draw:g><draw:g draw:name="DrawObject2" draw:style-name="gr2"><draw:line draw:name="Linha 39" draw:style-name="gr4" draw:text-style-name="P6" svg:x1="13.828cm" svg:y1="2.859cm" svg:x2="14.205cm" svg:y2="2.131cm"><text:p/></draw:line><draw:g draw:name="DrawObject2" draw:style-name="gr2"><draw:custom-shape draw:name="Forma 12" draw:style-name="gr14" draw:text-style-name="P11" svg:width="1.142cm" svg:height="1.142cm" svg:x="13.338cm" svg:y="2.6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Quadro de texto 5" draw:style-name="gr3" draw:text-style-name="P5" svg:width="0.512cm" svg:height="0.489cm" svg:x="13.694cm" svg:y="2.953cm"><draw:text-box><text:p><text:span text:style-name="T3">50</text:span></text:p></draw:text-box></draw:frame></draw:g></draw:g></draw:g><draw:frame draw:name="Quadro de texto 39" draw:style-name="gr13" draw:text-style-name="P5" svg:width="0.712cm" svg:height="0.514cm" svg:x="17.243cm" svg:y="5.81cm"><draw:text-box><text:p><text:span text:style-name="T3">100</text:span></text:p></draw:text-box></draw:frame></draw:g></text:p>
      <text:p text:style-name="P1"/>
      <text:p text:style-name="P2"><draw:g text:anchor-type="paragraph" draw:z-index="3" draw:name="DrawObject1" draw:style-name="gr15"><draw:g draw:name="DrawObject 5" draw:style-name="gr2"><draw:custom-shape draw:name="Forma 17" draw:style-name="gr18" draw:text-style-name="P16" svg:width="1.142cm" svg:height="1.142cm" svg:x="7.473cm" svg:y="5.38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name="DrawObject 29" draw:style-name="gr2"><draw:line draw:name="Linha 17" draw:style-name="gr4" draw:text-style-name="P6" svg:x1="7.808cm" svg:y1="5.552cm" svg:x2="7.358cm" svg:y2="4.912cm"><text:p/></draw:line><draw:g draw:name="DrawObject 30" draw:style-name="gr2"><draw:g draw:name="DrawObject 31" draw:style-name="gr2"><draw:line draw:name="Linha 20" draw:style-name="gr4" draw:text-style-name="P6" svg:x1="6.859cm" svg:y1="4.103cm" svg:x2="6.376cm" svg:y2="3.422cm"><text:p/></draw:line><draw:g draw:name="DrawObject 32" draw:style-name="gr2"><draw:custom-shape draw:name="Forma 22" draw:style-name="gr14" draw:text-style-name="P11" svg:width="1.142cm" svg:height="1.142cm" svg:x="6.473cm" svg:y="3.9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Quadro de texto 19" draw:style-name="gr3" draw:text-style-name="P5" svg:width="0.481cm" svg:height="0.489cm" svg:x="6.861cm" svg:y="4.35cm"><draw:text-box><text:p><text:span text:style-name="T3">97</text:span></text:p></draw:text-box></draw:frame></draw:g></draw:g><draw:g draw:name="DrawObject 33" draw:style-name="gr2"><draw:g draw:name="DrawObject 34" draw:style-name="gr2"><draw:g draw:name="DrawObject 35" draw:style-name="gr2"><draw:g draw:name="DrawObject 36" draw:style-name="gr2"><draw:g draw:name="DrawObject 37" draw:style-name="gr2"><draw:g draw:name="DrawObject 38" draw:style-name="gr2"><draw:g draw:name="DrawObject 39" draw:style-name="gr2"><draw:g draw:name="DrawObject 40" draw:style-name="gr2"><draw:custom-shape draw:name="Forma 23" draw:style-name="gr14" draw:text-style-name="P11" svg:width="1.142cm" svg:height="1.142cm" svg:x="-0.766cm" svg:y="4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name="DrawObject 41" draw:style-name="gr2"><draw:custom-shape draw:name="Forma 24" draw:style-name="gr14" draw:text-style-name="P11" svg:width="1.142cm" svg:height="1.142cm" svg:x="2.617cm" svg:y="2.6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name="DrawObject 42" draw:style-name="gr2"><draw:g draw:name="DrawObject 43" draw:style-name="gr2"><draw:g draw:name="DrawObject 44" draw:style-name="gr2"><draw:g draw:name="DrawObject 45" draw:style-name="gr2"><draw:g draw:name="DrawObject 46" draw:style-name="gr2"><draw:g draw:name="DrawObject 47" draw:style-name="gr2"><draw:line draw:name="Linha 21" draw:style-name="gr4" draw:text-style-name="P13" svg:x1="4.802cm" svg:y1="1.388cm" svg:x2="4.243cm" svg:y2="0.801cm"><text:p/></draw:line><draw:g draw:name="DrawObject 48" draw:style-name="gr2"><draw:line draw:name="Linha 22" draw:style-name="gr4" draw:text-style-name="P13" svg:x1="3.426cm" svg:y1="0.788cm" svg:x2="2.592cm" svg:y2="1.435cm"><text:p/></draw:line><draw:custom-shape draw:name="Forma 25" draw:style-name="gr17" draw:text-style-name="P15" svg:width="1.142cm" svg:height="1.142cm" svg:x="3.259cm" svg:y="0.00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Quadro de texto 20" draw:style-name="gr8" draw:text-style-name="P5" svg:width="0.62cm" svg:height="0.53cm" svg:x="3.623cm" svg:y="0.272cm"><draw:text-box><text:p><text:span text:style-name="T3">45</text:span></text:p></draw:text-box></draw:frame></draw:g><draw:g draw:name="DrawObject 49" draw:style-name="gr2"><draw:custom-shape draw:name="Forma 26" draw:style-name="gr14" draw:text-style-name="P11" svg:width="1.142cm" svg:height="1.142cm" svg:x="1.642cm" svg:y="1.2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Linha 23" draw:style-name="gr4" draw:text-style-name="P13" svg:x1="2.984cm" svg:y1="2.778cm" svg:x2="2.615cm" svg:y2="2.187cm"><text:p/></draw:line><draw:line draw:name="Linha 24" draw:style-name="gr4" draw:text-style-name="P13" svg:x1="1.267cm" svg:y1="2.794cm" svg:x2="1.81cm" svg:y2="2.187cm"><text:p/></draw:line></draw:g></draw:g><draw:g draw:name="DrawObject 50" draw:style-name="gr2"><draw:custom-shape draw:name="Forma 27" draw:style-name="gr14" draw:text-style-name="P11" svg:width="1.142cm" svg:height="1.142cm" svg:x="0.321cm" svg:y="2.6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Linha 25" draw:style-name="gr4" draw:text-style-name="P13" svg:x1="1.702cm" svg:y1="4.325cm" svg:x2="1.187cm" svg:y2="3.618cm"><text:p/></draw:line><draw:line draw:name="Linha 26" draw:style-name="gr4" draw:text-style-name="P6" svg:x1="0.057cm" svg:y1="4.179cm" svg:x2="0.565cm" svg:y2="3.618cm"><text:p/></draw:line></draw:g></draw:g><draw:custom-shape draw:name="Forma 28" draw:style-name="gr14" draw:text-style-name="P11" svg:width="1.142cm" svg:height="1.142cm" svg:x="4.526cm" svg:y="1.19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name="Quadro de texto 21" draw:style-name="gr3" draw:text-style-name="P14" svg:width="0.493cm" svg:height="0.489cm" svg:x="4.857cm" svg:y="1.515cm"><draw:text-box><text:p>60</text:p></draw:text-box></draw:frame></draw:g><draw:custom-shape draw:name="Forma 29" draw:style-name="gr14" draw:text-style-name="P11" svg:width="1.142cm" svg:height="1.142cm" svg:x="1.351cm" svg:y="4.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line draw:name="Linha 27" draw:style-name="gr4" draw:text-style-name="P6" svg:x1="5.858cm" svg:y1="2.727cm" svg:x2="5.498cm" svg:y2="2.173cm"><text:p/></draw:line></draw:g><draw:frame draw:name="Quadro de texto 22" draw:style-name="gr3" draw:text-style-name="P14" svg:width="0.454cm" svg:height="0.489cm" svg:x="2.023cm" svg:y="1.535cm"><draw:text-box><text:p>20</text:p></draw:text-box></draw:frame></draw:g><draw:frame draw:name="Quadro de texto 23" draw:style-name="gr3" draw:text-style-name="P5" svg:width="0.267cm" svg:height="0.489cm" svg:x="0.777cm" svg:y="3.048cm"><draw:text-box><text:p><text:span text:style-name="T3">7</text:span></text:p></draw:text-box></draw:frame></draw:g><draw:frame draw:name="Quadro de texto 24" draw:style-name="gr3" draw:text-style-name="P14" svg:width="0.23cm" svg:height="0.489cm" svg:x="1.853cm" svg:y="4.501cm"><draw:text-box><text:p>8</text:p></draw:text-box></draw:frame></draw:g><draw:frame draw:name="Quadro de texto 25" draw:style-name="gr22" draw:text-style-name="P5" svg:width="0.228cm" svg:height="0.493cm" svg:x="-0.32cm" svg:y="4.336cm"><draw:text-box><text:p><text:span text:style-name="T3">4</text:span></text:p></draw:text-box></draw:frame></draw:g><draw:g draw:name="DrawObject 51" draw:style-name="gr2"><draw:custom-shape draw:name="Forma 30" draw:style-name="gr14" draw:text-style-name="P11" svg:width="1.142cm" svg:height="1.142cm" svg:x="5.499cm" svg:y="2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Quadro de texto 26" draw:style-name="gr16" draw:text-style-name="P14" svg:width="0.463cm" svg:height="0.555cm" svg:x="5.852cm" svg:y="2.829cm"><draw:text-box><text:p>81</text:p></draw:text-box></draw:frame></draw:g></draw:g><draw:frame draw:name="Quadro de texto 27" draw:style-name="gr3" draw:text-style-name="P5" svg:width="0.426cm" svg:height="0.489cm" svg:x="3.021cm" svg:y="2.965cm"><draw:text-box><text:p><text:span text:style-name="T3">30</text:span></text:p></draw:text-box></draw:frame></draw:g></draw:g></draw:g></draw:g><draw:frame draw:name="Quadro de texto 4" draw:style-name="gr3" draw:text-style-name="P14" svg:width="0.662cm" svg:height="0.489cm" svg:x="7.713cm" svg:y="5.701cm"><draw:text-box><text:p>100</text:p></draw:text-box></draw:frame></draw:g><draw:g text:anchor-type="paragraph" draw:z-index="6" draw:name="DrawObject4" draw:style-name="gr15"><draw:g draw:name="DrawObject6" draw:style-name="gr2"><draw:line draw:name="Linha 44" draw:style-name="gr4" draw:text-style-name="P13" svg:x1="0.288cm" svg:y1="15.684cm" svg:x2="-0.072cm" svg:y2="14.977cm"><text:p/></draw:line><draw:g draw:name="DrawObject6" draw:style-name="gr2"><draw:custom-shape draw:name="Forma 50" draw:style-name="gr14" draw:text-style-name="P11" svg:width="1.142cm" svg:height="1.142cm" svg:x="-0.139cm" svg:y="15.4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Quadro de texto 43" draw:style-name="gr3" draw:text-style-name="P5" svg:width="0.23cm" svg:height="0.489cm" svg:x="0.33cm" svg:y="15.819cm"><draw:text-box><text:p><text:span text:style-name="T3">4</text:span></text:p></draw:text-box></draw:frame></draw:g></draw:g><draw:g draw:name="DrawObject4" draw:style-name="gr2"><draw:custom-shape draw:name="Forma 49" draw:style-name="gr14" draw:text-style-name="P11" svg:width="1.142cm" svg:height="1.142cm" svg:x="3.542cm" svg:y="12.90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name="DrawObject4" draw:style-name="gr2"><draw:g draw:name="DrawObject 125" draw:style-name="gr2"><draw:custom-shape draw:name="Forma 51" draw:style-name="gr14" draw:text-style-name="P11" svg:width="1.142cm" svg:height="1.142cm" svg:x="4.516cm" svg:y="14.2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Quadro de texto 45" draw:style-name="gr16" draw:text-style-name="P14" svg:width="0.463cm" svg:height="0.555cm" svg:x="4.869cm" svg:y="14.536cm"><draw:text-box><text:p>20</text:p></draw:text-box></draw:frame></draw:g><draw:g draw:name="DrawObject9" draw:style-name="gr2"><draw:line draw:name="Linha 36" draw:style-name="gr4" draw:text-style-name="P6" svg:x1="3.387cm" svg:y1="14.412cm" svg:x2="3.777cm" svg:y2="13.832cm"><text:p/></draw:line><draw:line draw:name="Linha 42" draw:style-name="gr4" draw:text-style-name="P13" svg:x1="1.611cm" svg:y1="14.644cm" svg:x2="1.355cm" svg:y2="13.894cm"><text:p/></draw:line><draw:line draw:name="Linha 43" draw:style-name="gr4" draw:text-style-name="P13" svg:x1="0.106cm" svg:y1="14.224cm" svg:x2="0.826cm" svg:y2="13.686cm"><text:p/></draw:line><draw:line draw:name="Linha 46" draw:style-name="gr4" draw:text-style-name="P6" svg:x1="4.876cm" svg:y1="14.434cm" svg:x2="4.424cm" svg:y2="13.744cm"><text:p/></draw:line><draw:g draw:name="DrawObject9" draw:style-name="gr2"><draw:g draw:name="DrawObject 120" draw:style-name="gr2"><draw:g draw:name="DrawObject 121" draw:style-name="gr2"><draw:line draw:name="Linha 40" draw:style-name="gr4" draw:text-style-name="P13" svg:x1="3.818cm" svg:y1="13.095cm" svg:x2="3.259cm" svg:y2="12.508cm"><text:p/></draw:line><draw:g draw:name="DrawObject 122" draw:style-name="gr2"><draw:line draw:name="Linha 41" draw:style-name="gr4" draw:text-style-name="P13" svg:x1="2.442cm" svg:y1="12.495cm" svg:x2="1.608cm" svg:y2="13.142cm"><text:p/></draw:line><draw:custom-shape draw:name="Forma 46" draw:style-name="gr17" draw:text-style-name="P15" svg:width="1.142cm" svg:height="1.142cm" svg:x="2.276cm" svg:y="11.71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Quadro de texto 37" draw:style-name="gr8" draw:text-style-name="P5" svg:width="0.62cm" svg:height="0.53cm" svg:x="2.639cm" svg:y="11.979cm"><draw:text-box><text:p><text:span text:style-name="T3">15</text:span></text:p></draw:text-box></draw:frame></draw:g><draw:frame draw:name="Quadro de texto 40" draw:style-name="gr3" draw:text-style-name="P14" svg:width="0.493cm" svg:height="0.489cm" svg:x="3.874cm" svg:y="13.222cm"><draw:text-box><text:p>18</text:p></draw:text-box></draw:frame><draw:g draw:name="DrawObject9" draw:style-name="gr2"><draw:custom-shape draw:name="Forma 47" draw:style-name="gr14" draw:text-style-name="P11" svg:width="1.142cm" svg:height="1.142cm" svg:x="0.658cm" svg:y="12.9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Quadro de texto 41" draw:style-name="gr3" draw:text-style-name="P14" svg:width="0.251cm" svg:height="0.489cm" svg:x="1.136cm" svg:y="13.242cm"><draw:text-box><text:p>6</text:p></draw:text-box></draw:frame></draw:g></draw:g></draw:g><draw:g draw:name="DrawObject4" draw:style-name="gr2"><draw:custom-shape draw:name="Forma 48" draw:style-name="gr14" draw:text-style-name="P11" svg:width="1.142cm" svg:height="1.142cm" svg:x="-0.885cm" svg:y="13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Quadro de texto 42" draw:style-name="gr3" draw:text-style-name="P5" svg:width="0.267cm" svg:height="0.489cm" svg:x="-0.46cm" svg:y="14.226cm"><draw:text-box><text:p><text:span text:style-name="T3">3</text:span></text:p></draw:text-box></draw:frame></draw:g><draw:g draw:name="DrawObject7" draw:style-name="gr2"><draw:custom-shape draw:name="Forma 1" draw:style-name="gr11" draw:text-style-name="P7" svg:width="1.144cm" svg:height="1.144cm" svg:x="1.147cm" svg:y="14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Quadro de texto 1" draw:style-name="gr6" draw:text-style-name="P5" svg:width="0.246cm" svg:height="0.491cm" svg:x="1.632cm" svg:y="14.799cm"><draw:text-box><text:p><text:span text:style-name="T3">7</text:span></text:p></draw:text-box></draw:frame></draw:g><draw:g draw:name="DrawObject8" draw:style-name="gr2"><draw:custom-shape draw:name="Forma 40" draw:style-name="gr18" draw:text-style-name="P16" svg:width="1.142cm" svg:height="1.142cm" svg:x="2.636cm" svg:y="14.26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name="Quadro de texto 44" draw:style-name="gr3" draw:text-style-name="P14" svg:width="0.433cm" svg:height="0.489cm" svg:x="3.004cm" svg:y="14.584cm"><draw:text-box><text:p>16</text:p></draw:text-box></draw:frame></draw:g></draw:g></draw:g></draw:g><draw:g text:anchor-type="paragraph" draw:z-index="9" draw:name="DrawObject10" draw:style-name="gr15"><draw:g draw:name="DrawObject 16" draw:style-name="gr2"><draw:g draw:name="DrawObject 17" draw:style-name="gr2"><draw:line draw:name="Linha 8" draw:style-name="gr4" draw:text-style-name="P13" svg:x1="11.545cm" svg:y1="16.374cm" svg:x2="11.185cm" svg:y2="15.667cm"><text:p/></draw:line><draw:g draw:name="DrawObject 18" draw:style-name="gr2"><draw:custom-shape draw:name="Forma 10" draw:style-name="gr14" draw:text-style-name="P11" svg:width="1.142cm" svg:height="1.142cm" svg:x="11.118cm" svg:y="16.1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Quadro de texto 47" draw:style-name="gr3" draw:text-style-name="P5" svg:width="0.23cm" svg:height="0.489cm" svg:x="11.586cm" svg:y="16.509cm"><draw:text-box><text:p><text:span text:style-name="T3">4</text:span></text:p></draw:text-box></draw:frame></draw:g></draw:g><draw:g draw:name="DrawObject 19" draw:style-name="gr2"><draw:custom-shape draw:name="Forma 41" draw:style-name="gr14" draw:text-style-name="P11" svg:width="1.142cm" svg:height="1.142cm" svg:x="14.799cm" svg:y="13.59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name="DrawObject 20" draw:style-name="gr2"><draw:g draw:name="DrawObject 21" draw:style-name="gr2"><draw:custom-shape draw:name="Forma 45" draw:style-name="gr14" draw:text-style-name="P11" svg:width="1.142cm" svg:height="1.142cm" svg:x="15.773cm" svg:y="14.9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Quadro de texto 48" draw:style-name="gr16" draw:text-style-name="P14" svg:width="0.463cm" svg:height="0.555cm" svg:x="16.126cm" svg:y="15.226cm"><draw:text-box><text:p>20</text:p></draw:text-box></draw:frame></draw:g><draw:g draw:name="DrawObject 22" draw:style-name="gr2"><draw:line draw:name="Linha 9" draw:style-name="gr4" draw:text-style-name="P6" svg:x1="14.644cm" svg:y1="15.102cm" svg:x2="15.034cm" svg:y2="14.522cm"><text:p/></draw:line><draw:line draw:name="Linha 37" draw:style-name="gr4" draw:text-style-name="P13" svg:x1="12.868cm" svg:y1="15.334cm" svg:x2="12.612cm" svg:y2="14.584cm"><text:p/></draw:line><draw:line draw:name="Linha 47" draw:style-name="gr4" draw:text-style-name="P13" svg:x1="11.363cm" svg:y1="14.914cm" svg:x2="12.083cm" svg:y2="14.376cm"><text:p/></draw:line><draw:line draw:name="Linha 48" draw:style-name="gr4" draw:text-style-name="P6" svg:x1="16.133cm" svg:y1="15.124cm" svg:x2="15.681cm" svg:y2="14.434cm"><text:p/></draw:line><draw:g draw:name="DrawObject 23" draw:style-name="gr2"><draw:g draw:name="DrawObject 24" draw:style-name="gr2"><draw:g draw:name="DrawObject 25" draw:style-name="gr2"><draw:line draw:name="Linha 49" draw:style-name="gr4" draw:text-style-name="P13" svg:x1="15.075cm" svg:y1="13.787cm" svg:x2="14.516cm" svg:y2="13.2cm"><text:p/></draw:line><draw:g draw:name="DrawObject 26" draw:style-name="gr2"><draw:line draw:name="Linha 50" draw:style-name="gr4" draw:text-style-name="P13" svg:x1="13.699cm" svg:y1="13.185cm" svg:x2="12.865cm" svg:y2="13.832cm"><text:p/></draw:line><draw:custom-shape draw:name="Forma 52" draw:style-name="gr17" draw:text-style-name="P15" svg:width="1.142cm" svg:height="1.142cm" svg:x="13.533cm" svg:y="12.40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Quadro de texto 49" draw:style-name="gr8" draw:text-style-name="P5" svg:width="0.62cm" svg:height="0.53cm" svg:x="13.896cm" svg:y="12.669cm"><draw:text-box><text:p><text:span text:style-name="T3">15</text:span></text:p></draw:text-box></draw:frame></draw:g><draw:frame draw:name="Quadro de texto 50" draw:style-name="gr3" draw:text-style-name="P14" svg:width="0.493cm" svg:height="0.489cm" svg:x="15.131cm" svg:y="13.912cm"><draw:text-box><text:p>18</text:p></draw:text-box></draw:frame><draw:g draw:name="DrawObject 77" draw:style-name="gr2"><draw:custom-shape draw:name="Forma 53" draw:style-name="gr14" draw:text-style-name="P11" svg:width="1.142cm" svg:height="1.142cm" svg:x="11.915cm" svg:y="13.6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Quadro de texto 51" draw:style-name="gr3" draw:text-style-name="P14" svg:width="0.251cm" svg:height="0.489cm" svg:x="12.393cm" svg:y="13.932cm"><draw:text-box><text:p>6</text:p></draw:text-box></draw:frame></draw:g></draw:g></draw:g><draw:g draw:name="DrawObject 78" draw:style-name="gr2"><draw:custom-shape draw:name="Forma 54" draw:style-name="gr14" draw:text-style-name="P11" svg:width="1.142cm" svg:height="1.142cm" svg:x="10.372cm" svg:y="14.5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Quadro de texto 52" draw:style-name="gr3" draw:text-style-name="P5" svg:width="0.267cm" svg:height="0.489cm" svg:x="10.797cm" svg:y="14.916cm"><draw:text-box><text:p><text:span text:style-name="T3">3</text:span></text:p></draw:text-box></draw:frame></draw:g><draw:g draw:name="DrawObject 104" draw:style-name="gr2"><draw:custom-shape draw:name="Forma 55" draw:style-name="gr11" draw:text-style-name="P7" svg:width="1.144cm" svg:height="1.144cm" svg:x="12.404cm" svg:y="15.1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Quadro de texto 53" draw:style-name="gr6" draw:text-style-name="P5" svg:width="0.246cm" svg:height="0.491cm" svg:x="12.889cm" svg:y="15.489cm"><draw:text-box><text:p><text:span text:style-name="T3">7</text:span></text:p></draw:text-box></draw:frame></draw:g><draw:g draw:name="DrawObject 105" draw:style-name="gr2"><draw:custom-shape draw:name="Forma 56" draw:style-name="gr18" draw:text-style-name="P16" svg:width="1.142cm" svg:height="1.142cm" svg:x="13.893cm" svg:y="14.95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name="Quadro de texto 54" draw:style-name="gr3" draw:text-style-name="P14" svg:width="0.433cm" svg:height="0.489cm" svg:x="14.261cm" svg:y="15.274cm"><draw:text-box><text:p>16</text:p></draw:text-box></draw:frame></draw:g></draw:g></draw:g></draw:g><draw:g draw:name="DrawObject10" draw:style-name="gr2"><draw:line draw:name="Linha 45" draw:style-name="gr4" draw:text-style-name="P6" svg:x1="12.688cm" svg:y1="17.516cm" svg:x2="12.012cm" svg:y2="17.043cm"><text:p/></draw:line><draw:g draw:name="DrawObject10" draw:style-name="gr2"><draw:custom-shape draw:name="Forma 44" draw:style-name="gr14" draw:text-style-name="P11" svg:width="1.142cm" svg:height="1.142cm" svg:x="12.496cm" svg:y="17.2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Quadro de texto 55" draw:style-name="gr3" draw:text-style-name="P14" svg:width="0.475cm" svg:height="0.489cm" svg:x="12.889cm" svg:y="17.546cm"><draw:text-box><text:p>13</text:p></draw:text-box></draw:frame></draw:g></draw:g></draw:g><draw:g text:anchor-type="paragraph" draw:z-index="10" draw:name="DrawObject11" draw:style-name="gr15"><draw:g draw:name="DrawObject11" draw:style-name="gr2"><draw:line draw:name="Linha 51" draw:style-name="gr4" draw:text-style-name="P13" svg:x1="4.722cm" svg:y1="19.801cm" svg:x2="4.362cm" svg:y2="19.094cm"><text:p/></draw:line><draw:g draw:name="DrawObject11" draw:style-name="gr2"><draw:custom-shape draw:name="Forma 57" draw:style-name="gr14" draw:text-style-name="P11" svg:width="1.142cm" svg:height="1.142cm" svg:x="4.295cm" svg:y="19.6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Quadro de texto 56" draw:style-name="gr3" draw:text-style-name="P5" svg:width="0.456cm" svg:height="0.489cm" svg:x="4.664cm" svg:y="19.936cm"><draw:text-box><text:p><text:span text:style-name="T3">13</text:span></text:p></draw:text-box></draw:frame></draw:g></draw:g><draw:g draw:name="DrawObject 109" draw:style-name="gr2"><draw:custom-shape draw:name="Forma 58" draw:style-name="gr14" draw:text-style-name="P11" svg:width="1.142cm" svg:height="1.142cm" svg:x="7.976cm" svg:y="17.02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name="DrawObject 110" draw:style-name="gr2"><draw:g draw:name="DrawObject 111" draw:style-name="gr2"><draw:custom-shape draw:name="Forma 59" draw:style-name="gr14" draw:text-style-name="P11" svg:width="1.142cm" svg:height="1.142cm" svg:x="8.95cm" svg:y="18.3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Quadro de texto 57" draw:style-name="gr16" draw:text-style-name="P14" svg:width="0.463cm" svg:height="0.555cm" svg:x="9.303cm" svg:y="18.653cm"><draw:text-box><text:p>20</text:p></draw:text-box></draw:frame></draw:g><draw:g draw:name="DrawObject 112" draw:style-name="gr2"><draw:line draw:name="Linha 52" draw:style-name="gr4" draw:text-style-name="P6" svg:x1="7.821cm" svg:y1="18.529cm" svg:x2="8.211cm" svg:y2="17.949cm"><text:p/></draw:line><draw:line draw:name="Linha 53" draw:style-name="gr4" draw:text-style-name="P13" svg:x1="6.045cm" svg:y1="18.761cm" svg:x2="5.789cm" svg:y2="18.011cm"><text:p/></draw:line><draw:line draw:name="Linha 54" draw:style-name="gr4" draw:text-style-name="P13" svg:x1="4.54cm" svg:y1="18.341cm" svg:x2="5.26cm" svg:y2="17.803cm"><text:p/></draw:line><draw:line draw:name="Linha 55" draw:style-name="gr4" draw:text-style-name="P6" svg:x1="9.31cm" svg:y1="18.551cm" svg:x2="8.858cm" svg:y2="17.861cm"><text:p/></draw:line><draw:g draw:name="DrawObject 113" draw:style-name="gr2"><draw:g draw:name="DrawObject 114" draw:style-name="gr2"><draw:g draw:name="DrawObject 115" draw:style-name="gr2"><draw:line draw:name="Linha 56" draw:style-name="gr4" draw:text-style-name="P13" svg:x1="8.252cm" svg:y1="17.212cm" svg:x2="7.693cm" svg:y2="16.625cm"><text:p/></draw:line><draw:g draw:name="DrawObject 116" draw:style-name="gr2"><draw:line draw:name="Linha 57" draw:style-name="gr4" draw:text-style-name="P13" svg:x1="6.876cm" svg:y1="16.612cm" svg:x2="6.042cm" svg:y2="17.259cm"><text:p/></draw:line><draw:custom-shape draw:name="Forma 60" draw:style-name="gr17" draw:text-style-name="P15" svg:width="1.142cm" svg:height="1.142cm" svg:x="6.71cm" svg:y="15.83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Quadro de texto 58" draw:style-name="gr8" draw:text-style-name="P5" svg:width="0.62cm" svg:height="0.53cm" svg:x="7.073cm" svg:y="16.096cm"><draw:text-box><text:p><text:span text:style-name="T3">15</text:span></text:p></draw:text-box></draw:frame></draw:g><draw:frame draw:name="Quadro de texto 59" draw:style-name="gr3" draw:text-style-name="P14" svg:width="0.493cm" svg:height="0.489cm" svg:x="8.308cm" svg:y="17.339cm"><draw:text-box><text:p>18</text:p></draw:text-box></draw:frame><draw:g draw:name="DrawObject 117" draw:style-name="gr2"><draw:custom-shape draw:name="Forma 61" draw:style-name="gr14" draw:text-style-name="P11" svg:width="1.142cm" svg:height="1.142cm" svg:x="5.092cm" svg:y="17.0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Quadro de texto 60" draw:style-name="gr3" draw:text-style-name="P14" svg:width="0.251cm" svg:height="0.489cm" svg:x="5.57cm" svg:y="17.359cm"><draw:text-box><text:p>6</text:p></draw:text-box></draw:frame></draw:g></draw:g></draw:g><draw:g draw:name="DrawObject 118" draw:style-name="gr2"><draw:custom-shape draw:name="Forma 62" draw:style-name="gr14" draw:text-style-name="P11" svg:width="1.142cm" svg:height="1.142cm" svg:x="3.549cm" svg:y="18.0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Quadro de texto 61" draw:style-name="gr3" draw:text-style-name="P5" svg:width="0.267cm" svg:height="0.489cm" svg:x="3.974cm" svg:y="18.343cm"><draw:text-box><text:p><text:span text:style-name="T3">3</text:span></text:p></draw:text-box></draw:frame></draw:g><draw:g draw:name="DrawObject 119" draw:style-name="gr2"><draw:custom-shape draw:name="Forma 63" draw:style-name="gr11" draw:text-style-name="P7" svg:width="1.144cm" svg:height="1.144cm" svg:x="5.581cm" svg:y="18.6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Quadro de texto 62" draw:style-name="gr6" draw:text-style-name="P5" svg:width="0.246cm" svg:height="0.491cm" svg:x="6.066cm" svg:y="18.916cm"><draw:text-box><text:p><text:span text:style-name="T3">7</text:span></text:p></draw:text-box></draw:frame></draw:g><draw:g draw:name="DrawObject 123" draw:style-name="gr2"><draw:custom-shape draw:name="Forma 64" draw:style-name="gr18" draw:text-style-name="P16" svg:width="1.142cm" svg:height="1.142cm" svg:x="7.07cm" svg:y="18.37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name="Quadro de texto 63" draw:style-name="gr3" draw:text-style-name="P14" svg:width="0.433cm" svg:height="0.489cm" svg:x="7.438cm" svg:y="18.701cm"><draw:text-box><text:p>16</text:p></draw:text-box></draw:frame></draw:g></draw:g></draw:g></draw:g><draw:frame text:anchor-type="paragraph" draw:z-index="0" draw:name="Quadro de texto 2" draw:style-name="gr19" draw:text-style-name="P17" svg:width="2.438cm" svg:height="0.489cm" svg:x="-0.69cm" svg:y="6.602cm"><draw:text-box><text:p>Removendo 7</text:p></draw:text-box></draw:frame><draw:frame text:anchor-type="paragraph" draw:z-index="2" draw:name="Quadro de texto 3" draw:style-name="gr20" draw:text-style-name="P17" svg:width="2.807cm" svg:height="0.59cm" svg:x="7.726cm" svg:y="0.501cm"><draw:text-box><text:p>Adicionando 50</text:p></draw:text-box></draw:frame><draw:frame text:anchor-type="paragraph" draw:z-index="5" draw:name="Quadro de texto 8" draw:style-name="gr21" draw:text-style-name="P18" svg:width="1.135cm" svg:height="0.491cm" svg:x="2.365cm" svg:y="11.047cm"><draw:text-box><text:p>Lista2</text:p></draw:text-box></draw:frame><draw:frame text:anchor-type="paragraph" draw:z-index="7" draw:name="Quadro de texto 36" draw:style-name="gr20" draw:text-style-name="P17" svg:width="2.807cm" svg:height="0.59cm" svg:x="7.565cm" svg:y="14.007cm"><draw:text-box><text:p>Adicionando 13</text:p></draw:text-box></draw:frame><draw:frame text:anchor-type="paragraph" draw:z-index="8" draw:name="Quadro de texto 46" draw:style-name="gr19" draw:text-style-name="P17" svg:width="2.438cm" svg:height="0.489cm" svg:x="0.884cm" svg:y="18.177cm"><draw:text-box><text:p>Removendo 4</text:p></draw:text-box></draw:frame><draw:g text:anchor-type="char" draw:z-index="11" draw:name="DrawObject3" draw:style-name="gr1"><draw:g draw:name="DrawObject3" draw:style-name="gr2"><draw:g draw:name="DrawObject3" draw:style-name="gr2"><draw:g draw:name="DrawObject3" draw:style-name="gr2"><draw:g draw:name="DrawObject3" draw:style-name="gr2"><draw:g draw:name="DrawObject3" draw:style-name="gr2"><draw:frame draw:name="Quadro de texto 28" draw:style-name="gr3" draw:text-style-name="P5" svg:width="0.428cm" svg:height="0.489cm" svg:x="3.655cm" svg:y="8.05cm"><draw:text-box><text:p><text:span text:style-name="T3">30</text:span></text:p></draw:text-box></draw:frame><draw:g draw:name="DrawObject3" draw:style-name="gr2"><draw:g draw:name="DrawObject12" draw:style-name="gr2"><draw:line draw:name="Linha 10" draw:style-name="gr4" draw:text-style-name="P6" svg:x1="0.689cm" svg:y1="9.264cm" svg:x2="1.197cm" svg:y2="8.703cm"><text:p/></draw:line><draw:custom-shape draw:name="Forma 32" draw:style-name="gr5" draw:text-style-name="P7" svg:width="1.142cm" svg:height="1.144cm" svg:x="-0.132cm" svg:y="9.11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name="DrawObject3" draw:style-name="gr2"><draw:line draw:name="Linha 29" draw:style-name="gr4" draw:text-style-name="P6" svg:x1="8.445cm" svg:y1="10.636cm" svg:x2="7.995cm" svg:y2="9.996cm"><text:p/></draw:line><draw:g draw:name="DrawObject3" draw:style-name="gr2"><draw:custom-shape draw:name="Forma 39" draw:style-name="gr5" draw:text-style-name="P7" svg:width="1.142cm" svg:height="1.144cm" svg:x="8.109cm" svg:y="10.47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name="DrawObject3" draw:style-name="gr2"><draw:g draw:name="DrawObject 64" draw:style-name="gr2"><draw:g draw:name="DrawObject 65" draw:style-name="gr2"><draw:g draw:name="DrawObject 66" draw:style-name="gr2"><draw:line draw:name="Linha 31" draw:style-name="gr4" draw:text-style-name="P6" svg:x1="7.496cm" svg:y1="9.188cm" svg:x2="7.013cm" svg:y2="8.507cm"><text:p/></draw:line><draw:g draw:name="DrawObject 67" draw:style-name="gr2"><draw:custom-shape draw:name="Forma 34" draw:style-name="gr5" draw:text-style-name="P7" svg:width="1.142cm" svg:height="1.144cm" svg:x="7.109cm" svg:y="9.06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name="Quadro de texto 29" draw:style-name="gr6" draw:text-style-name="P5" svg:width="0.481cm" svg:height="0.491cm" svg:x="7.497cm" svg:y="9.435cm"><draw:text-box><text:p><text:span text:style-name="T3">97</text:span></text:p></draw:text-box></draw:frame></draw:g></draw:g><draw:g draw:name="DrawObject 68" draw:style-name="gr2"><draw:g draw:name="DrawObject 69" draw:style-name="gr2"><draw:g draw:name="DrawObject 70" draw:style-name="gr2"><draw:g draw:name="DrawObject 71" draw:style-name="gr2"><draw:g draw:name="DrawObject 72" draw:style-name="gr2"><draw:g draw:name="DrawObject 73" draw:style-name="gr2"><draw:line draw:name="Linha 32" draw:style-name="gr4" draw:text-style-name="P6" svg:x1="5.436cm" svg:y1="6.474cm" svg:x2="4.877cm" svg:y2="5.887cm"><text:p/></draw:line><draw:g draw:name="DrawObject 74" draw:style-name="gr2"><draw:line draw:name="Linha 33" draw:style-name="gr4" draw:text-style-name="P6" svg:x1="4.06cm" svg:y1="5.872cm" svg:x2="3.226cm" svg:y2="6.519cm"><text:p/></draw:line><draw:custom-shape draw:name="Forma 35" draw:style-name="gr7" draw:text-style-name="P8" svg:width="1.144cm" svg:height="1.142cm" svg:x="3.893cm" svg:y="5.09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Quadro de texto 30" draw:style-name="gr8" draw:text-style-name="P5" svg:width="0.62cm" svg:height="0.53cm" svg:x="4.257cm" svg:y="5.357cm"><draw:text-box><text:p><text:span text:style-name="T3">45</text:span></text:p></draw:text-box></draw:frame></draw:g><draw:g draw:name="DrawObject 75" draw:style-name="gr2"><draw:custom-shape draw:name="Forma 36" draw:style-name="gr5" draw:text-style-name="P7" svg:width="1.142cm" svg:height="1.144cm" svg:x="2.277cm" svg:y="6.29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name="Linha 34" draw:style-name="gr4" draw:text-style-name="P6" svg:x1="3.62cm" svg:y1="7.861cm" svg:x2="3.251cm" svg:y2="7.27cm"><text:p/></draw:line><draw:line draw:name="Linha 35" draw:style-name="gr4" draw:text-style-name="P6" svg:x1="1.899cm" svg:y1="7.877cm" svg:x2="2.442cm" svg:y2="7.27cm"><text:p/></draw:line></draw:g></draw:g><draw:custom-shape draw:name="Forma 37" draw:style-name="gr9" draw:text-style-name="P10" svg:width="1.144cm" svg:height="1.144cm" svg:x="0.953cm" svg:y="7.731cm"><text:p text:style-name="P9"><text:span text:style-name="T3">8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frame draw:name="Quadro de texto 31" draw:style-name="gr10" draw:text-style-name="P5" svg:width="0.23cm" svg:height="0.495cm" svg:x="0.313cm" svg:y="9.421cm"><draw:text-box><text:p><text:span text:style-name="T3">4</text:span></text:p></draw:text-box></draw:frame></draw:g><draw:g draw:name="DrawObject 76" draw:style-name="gr2"><draw:custom-shape draw:name="Forma 38" draw:style-name="gr11" draw:text-style-name="P7" svg:width="1.144cm" svg:height="1.144cm" svg:x="6.133cm" svg:y="7.62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name="Quadro de texto 32" draw:style-name="gr12" draw:text-style-name="P5" svg:width="0.465cm" svg:height="0.556cm" svg:x="6.486cm" svg:y="7.914cm"><draw:text-box><text:p><text:span text:style-name="T3">81</text:span></text:p></draw:text-box></draw:frame></draw:g></draw:g></draw:g><draw:frame draw:name="Quadro de texto 33" draw:style-name="gr13" draw:text-style-name="P5" svg:width="0.712cm" svg:height="0.514cm" svg:x="8.391cm" svg:y="10.77cm"><draw:text-box><text:p><text:span text:style-name="T3">100</text:span></text:p></draw:text-box></draw:frame></draw:g><draw:g draw:name="DrawObject3" draw:style-name="gr2"><draw:frame draw:name="Quadro de texto 6" draw:style-name="gr3" draw:text-style-name="P5" svg:width="0.468cm" svg:height="0.489cm" svg:x="5.551cm" svg:y="6.591cm"><draw:text-box><text:p><text:span text:style-name="T3">60</text:span></text:p></draw:text-box></draw:frame><draw:g draw:name="DrawObject 3" draw:style-name="gr2"><draw:line draw:name="Linha 2" draw:style-name="gr4" draw:text-style-name="P6" svg:x1="5.05cm" svg:y1="7.924cm" svg:x2="5.427cm" svg:y2="7.196cm"><text:p/></draw:line><draw:g draw:name="DrawObject 4" draw:style-name="gr2"><draw:custom-shape draw:name="Forma 2" draw:style-name="gr14" draw:text-style-name="P11" svg:width="1.142cm" svg:height="1.142cm" svg:x="4.56cm" svg:y="7.7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Quadro de texto 9" draw:style-name="gr3" draw:text-style-name="P5" svg:width="0.512cm" svg:height="0.489cm" svg:x="4.916cm" svg:y="8.018cm"><draw:text-box><text:p><text:span text:style-name="T3">50</text:span></text:p></draw:text-box></draw:frame></draw:g></draw:g></draw:g></draw:g></draw:g></draw:g></draw:g></draw:g><draw:g draw:name="DrawObject 54" draw:style-name="gr2"><draw:custom-shape draw:name="Forma 11" draw:style-name="gr11" draw:text-style-name="P7" svg:width="1.144cm" svg:height="1.144cm" svg:x="3.251cm" svg:y="7.76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name="Quadro de texto 10" draw:style-name="gr3" draw:text-style-name="P5" svg:width="0.456cm" svg:height="0.489cm" svg:x="2.657cm" svg:y="6.62cm"><draw:text-box><text:p><text:span text:style-name="T3">20</text:span></text:p></draw:text-box></draw:frame></draw:g></draw:g><draw:custom-shape draw:name="Forma 33" draw:style-name="gr5" draw:text-style-name="P7" svg:width="1.142cm" svg:height="1.144cm" svg:x="5.16cm" svg:y="6.28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line draw:name="Linha 30" draw:style-name="gr4" draw:text-style-name="P6" svg:x1="6.493cm" svg:y1="7.812cm" svg:x2="6.019cm" svg:y2="7.168cm"><text:p/></draw:line></draw:g><draw:frame draw:name="Quadro de texto 7" draw:style-name="gr3" draw:text-style-name="P12" svg:width="0.468cm" svg:height="0.489cm" svg:x="5.551cm" svg:y="6.591cm"><draw:text-box><text:p>60</text:p></draw:text-box></draw:frame></draw:g><draw:frame draw:name="Quadro de texto 34" draw:style-name="gr3" draw:text-style-name="P5" svg:width="0.498cm" svg:height="0.489cm" svg:x="3.655cm" svg:y="8.115cm"><draw:text-box><text:p><text:span text:style-name="T3">30</text:span></text:p></draw:text-box></draw:frame></draw:g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Helvetica Neue', sans-serif"/>
  </office:font-face-decls>
  <office:styles>
    <draw:gradient draw:name="Mahogany" draw:style="square" draw:cx="50%" draw:cy="50%" draw:start-color="#000000" draw:end-color="#8d281e" draw:start-intensity="100%" draw:end-intensity="100%" draw:angle="45deg" draw:border="0%"/>
    <draw:gradient draw:name="Sunshine" draw:style="radial" draw:cx="66%" draw:cy="33%" draw:start-color="#ffbf00" draw:end-color="#ffff00" draw:start-intensity="100%" draw:end-intensity="100%" draw:border="3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9T16:01:31.514000000</meta:creation-date>
    <dc:date>2023-01-10T13:56:57.702000000</dc:date>
    <meta:editing-duration>PT3H51M25S</meta:editing-duration>
    <meta:editing-cycles>9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7" meta:word-count="47" meta:character-count="297" meta:non-whitespace-character-count="256"/>
  </office:meta>
</office:document-meta>
</file>